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9cm" table:align="left"/>
    </style:style>
    <style:style style:name="Table1.A" style:family="table-column">
      <style:table-column-properties style:column-width="2.041cm"/>
    </style:style>
    <style:style style:name="Table1.B" style:family="table-column">
      <style:table-column-properties style:column-width="3.067cm"/>
    </style:style>
    <style:style style:name="Table1.C" style:family="table-column">
      <style:table-column-properties style:column-width="3.306cm"/>
    </style:style>
    <style:style style:name="Table1.D" style:family="table-column">
      <style:table-column-properties style:column-width="9.176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5.67cm" table:align="left"/>
    </style:style>
    <style:style style:name="Table2.A" style:family="table-column">
      <style:table-column-properties style:column-width="1.459cm"/>
    </style:style>
    <style:style style:name="Table2.B" style:family="table-column">
      <style:table-column-properties style:column-width="2.549cm"/>
    </style:style>
    <style:style style:name="Table2.C" style:family="table-column">
      <style:table-column-properties style:column-width="4.738cm"/>
    </style:style>
    <style:style style:name="Table2.D" style:family="table-column">
      <style:table-column-properties style:column-width="3.24cm"/>
    </style:style>
    <style:style style:name="Table2.E" style:family="table-column">
      <style:table-column-properties style:column-width="3.685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3.411cm" table:align="left"/>
    </style:style>
    <style:style style:name="Table3.A" style:family="table-column">
      <style:table-column-properties style:column-width="4.426cm"/>
    </style:style>
    <style:style style:name="Table3.B" style:family="table-column">
      <style:table-column-properties style:column-width="2.445cm"/>
    </style:style>
    <style:style style:name="Table3.C" style:family="table-column">
      <style:table-column-properties style:column-width="6.541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margin-top="0cm" fo:margin-bottom="0.247cm" style:contextual-spacing="false" fo:line-height="115%"/>
    </style:style>
    <style:style style:name="P2" style:family="paragraph" style:parent-style-name="Text_20_body" style:list-style-name="L1"/>
    <style:style style:name="P3" style:family="paragraph" style:parent-style-name="Horizontal_20_Line">
      <style:paragraph-properties fo:margin-top="0cm" fo:margin-bottom="0.247cm" style:contextual-spacing="false" fo:line-height="115%"/>
    </style:style>
    <style:style style:name="P4" style:family="paragraph" style:parent-style-name="Heading_20_2">
      <style:paragraph-properties fo:margin-top="0cm" fo:margin-bottom="0.247cm" style:contextual-spacing="false" fo:line-height="115%"/>
    </style:style>
    <style:style style:name="P5" style:family="paragraph" style:parent-style-name="Heading_20_3">
      <style:paragraph-properties fo:margin-top="0cm" fo:margin-bottom="0.247cm" style:contextual-spacing="false" fo:line-height="115%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⚙️ OYUN TABANLI ELEKTRONİK VE DEVRE TASARIMI MÜFREDATI</text:h>
      <text:p text:style-name="Text_20_body"><text:span text:style-name="Strong_20_Emphasis">Hedef kitle:</text:span> Hiç elektronik bilmeyen (ya da temel kavramlara çok uzak) öğrenciler<text:line-break/><text:span text:style-name="Strong_20_Emphasis">Hedef:</text:span></text:p>
      <text:list text:style-name="L1">
        <text:list-item>
          <text:p text:style-name="P2">Elektriğin temellerini, devre elemanlarını, dijital mantığı ve mikrodenetleyici seviyesinde düşünmeyi <text:span text:style-name="Emphasis">oyunlar üzerinden öğrenmek</text:span>.</text:p>
        </text:list-item>
        <text:list-item>
          <text:p text:style-name="P2">Teorik bilgi + görsel/etkileşimli deneyim + uygulama görevleri kombinasyonu oluşturmak.</text:p>
        </text:list-item>
      </text:list>
      <text:p text:style-name="P3"/>
      <text:h text:style-name="P4" text:outline-level="2">🔶 GENEL YAPI</text:h>
      <text:p text:style-name="Text_20_body">Müfredat toplamda <text:span text:style-name="Strong_20_Emphasis">5 ANA AŞAMA</text:span>dan oluşacak.<text:line-break/>Her aşama bir <text:span text:style-name="Emphasis">oyun veya simülasyon</text:span> merkezli olacak, diğerleriyle doğal bir ilerleme ilişkisine sahip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Aşama</text:p>
            </table:table-cell>
            <table:table-cell table:style-name="Table1.A1" office:value-type="string">
              <text:p text:style-name="Table_20_Heading">Oyun / Araç</text:p>
            </table:table-cell>
            <table:table-cell table:style-name="Table1.A1" office:value-type="string">
              <text:p text:style-name="Table_20_Heading">Ana Odak</text:p>
            </table:table-cell>
            <table:table-cell table:style-name="Table1.A1" office:value-type="string">
              <text:p text:style-name="Table_20_Heading">Öğrenci Kazanımı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1. AŞAMA</text:span></text:p>
          </table:table-cell>
          <table:table-cell table:style-name="Table1.A1" office:value-type="string">
            <text:p text:style-name="Table_20_Contents"><text:span text:style-name="Strong_20_Emphasis">EveryCircuit</text:span></text:p>
          </table:table-cell>
          <table:table-cell table:style-name="Table1.A1" office:value-type="string">
            <text:p text:style-name="Table_20_Contents">Elektriğin temelleri</text:p>
          </table:table-cell>
          <table:table-cell table:style-name="Table1.A1" office:value-type="string">
            <text:p text:style-name="Table_20_Contents">Akım, voltaj, direnç, seri-paralel bağlantı kavramlarını anlamak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2. AŞAMA</text:span></text:p>
          </table:table-cell>
          <table:table-cell table:style-name="Table1.A1" office:value-type="string">
            <text:p text:style-name="Table_20_Contents"><text:span text:style-name="Strong_20_Emphasis">Circuit Snap</text:span></text:p>
          </table:table-cell>
          <table:table-cell table:style-name="Table1.A1" office:value-type="string">
            <text:p text:style-name="Table_20_Contents">Dijital mantığa giriş</text:p>
          </table:table-cell>
          <table:table-cell table:style-name="Table1.A1" office:value-type="string">
            <text:p text:style-name="Table_20_Contents">Mantık kapılarını ve temel dijital davranışları öğrenmek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3. AŞAMA</text:span></text:p>
          </table:table-cell>
          <table:table-cell table:style-name="Table1.A1" office:value-type="string">
            <text:p text:style-name="Table_20_Contents"><text:span text:style-name="Strong_20_Emphasis">CircuitVerse</text:span></text:p>
          </table:table-cell>
          <table:table-cell table:style-name="Table1.A1" office:value-type="string">
            <text:p text:style-name="Table_20_Contents">Mantıksal sistemler</text:p>
          </table:table-cell>
          <table:table-cell table:style-name="Table1.A1" office:value-type="string">
            <text:p text:style-name="Table_20_Contents">Flip-flop, sayıcı, RAM gibi karmaşık devreleri inşa etmek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4. AŞAMA</text:span></text:p>
          </table:table-cell>
          <table:table-cell table:style-name="Table1.A1" office:value-type="string">
            <text:p text:style-name="Table_20_Contents"><text:span text:style-name="Strong_20_Emphasis">Digital Logic Sim</text:span></text:p>
          </table:table-cell>
          <table:table-cell table:style-name="Table1.A1" office:value-type="string">
            <text:p text:style-name="Table_20_Contents">Soyut devre düşüncesi</text:p>
          </table:table-cell>
          <table:table-cell table:style-name="Table1.A1" office:value-type="string">
            <text:p text:style-name="Table_20_Contents">Kendi devre sistemlerini sıfırdan kurmak, mini CPU mantığını kavramak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5. AŞAMA</text:span></text:p>
          </table:table-cell>
          <table:table-cell table:style-name="Table1.A1" office:value-type="string">
            <text:p text:style-name="Table_20_Contents"><text:span text:style-name="Strong_20_Emphasis">Shenzhen I/O</text:span></text:p>
          </table:table-cell>
          <table:table-cell table:style-name="Table1.A1" office:value-type="string">
            <text:p text:style-name="Table_20_Contents">Elektronik + kodlama</text:p>
          </table:table-cell>
          <table:table-cell table:style-name="Table1.A1" office:value-type="string">
            <text:p text:style-name="Table_20_Contents">Gerçek mühendislik tarzında devre + yazılım entegrasyonu yapmak</text:p>
          </table:table-cell>
        </table:table-row>
      </table:table>
      <text:p text:style-name="Text_20_body"/>
      <text:p text:style-name="Text_20_body"/>
      <text:p text:style-name="Text_20_body"/>
      <text:h text:style-name="Heading_20_2" text:outline-level="2"/>
      <text:p text:style-name="Text_20_body"/>
      <text:p text:style-name="Text_20_body"/>
      <text:p text:style-name="Text_20_body"/>
      <text:h text:style-name="Heading_20_2" text:outline-level="2"><text:soft-page-break/>📘 GENEL MÜFREDAT PLANI</text:h>
      <text:h text:style-name="P5" text:outline-level="3">🧩 <text:span text:style-name="Strong_20_Emphasis">1. AŞAMA — Elektriğin Temelleri (EveryCircuit)</text:span></text:h>
      <text:p text:style-name="Text_20_body"><text:span text:style-name="Strong_20_Emphasis">Amaç:</text:span> Elektriğin doğasını sezgisel olarak kavratmak.<text:line-break/><text:span text:style-name="Strong_20_Emphasis">Kazanımlar:</text:span></text:p>
      <text:list text:style-name="L2">
        <text:list-item>
          <text:p text:style-name="P6">Akım, voltaj, direnç ve güç ilişkisini anlayabilme</text:p>
        </text:list-item>
        <text:list-item>
          <text:p text:style-name="P6">Ohm Kanunu’nu uygulayabilme</text:p>
        </text:list-item>
        <text:list-item>
          <text:p text:style-name="P6">Seri ve paralel devreleri kurabilme</text:p>
        </text:list-item>
        <text:list-item>
          <text:p text:style-name="P6">Kondansatör ve indüktör gibi elemanların temel davranışını tanıma<text:line-break/><text:span text:style-name="Strong_20_Emphasis">Uygulama:</text:span><text:line-break/>Basit LED yakma, direnç değerini değiştirip parlaklığı gözlemleme, kondansatörle yavaş sönme devresi oluşturma.</text:p>
        </text:list-item>
      </text:list>
      <text:p text:style-name="P3"/>
      <text:h text:style-name="P5" text:outline-level="3">🔹 <text:span text:style-name="Strong_20_Emphasis">2. AŞAMA — Dijital Mantığa Giriş (Circuit Snap)</text:span></text:h>
      <text:p text:style-name="Text_20_body"><text:span text:style-name="Strong_20_Emphasis">Amaç:</text:span> Analog devreden dijitale geçiş; mantık kapılarını kavramak.<text:line-break/><text:span text:style-name="Strong_20_Emphasis">Kazanımlar:</text:span></text:p>
      <text:list text:style-name="L3">
        <text:list-item>
          <text:p text:style-name="P7">Binary (1 ve 0) mantığını anlamak</text:p>
        </text:list-item>
        <text:list-item>
          <text:p text:style-name="P7">Temel mantık kapılarını tanımak (AND, OR, NOT, XOR, NAND, NOR)</text:p>
        </text:list-item>
        <text:list-item>
          <text:p text:style-name="P7">Truth table (doğruluk tablosu) oluşturmayı öğrenmek</text:p>
        </text:list-item>
        <text:list-item>
          <text:p text:style-name="P7">Kombinasyonel devrelerin mantığını çözebilmek<text:line-break/><text:span text:style-name="Strong_20_Emphasis">Uygulama:</text:span><text:line-break/>Basit devre görevleri: “Işık sadece iki düğme açıkken yansın” gibi puzzle görevleri.</text:p>
        </text:list-item>
      </text:list>
      <text:p text:style-name="P3"/>
      <text:h text:style-name="P5" text:outline-level="3"/>
      <text:h text:style-name="P5" text:outline-level="3">🔸 <text:span text:style-name="Strong_20_Emphasis">3. AŞAMA — Mantıksal Sistemler ve Hafıza (CircuitVerse)</text:span></text:h>
      <text:p text:style-name="Text_20_body"><text:span text:style-name="Strong_20_Emphasis">Amaç:</text:span> Karmaşık dijital devrelerin temelini oluşturmak.<text:line-break/><text:span text:style-name="Strong_20_Emphasis">Kazanımlar:</text:span></text:p>
      <text:list text:style-name="L4">
        <text:list-item>
          <text:p text:style-name="P8">Flip-flop ve latch kavramlarını anlamak</text:p>
        </text:list-item>
        <text:list-item>
          <text:p text:style-name="P8">Binary counter (sayıcı) devresi tasarlamak</text:p>
        </text:list-item>
        <text:list-item>
          <text:p text:style-name="P8">7 segment display ile sayıcı görüntülemek</text:p>
        </text:list-item>
        <text:list-item>
          <text:p text:style-name="P8">Basit bellek (RAM) mantığını öğrenmek<text:line-break/><text:span text:style-name="Strong_20_Emphasis">Uygulama:</text:span><text:line-break/>Basit “1-bit memory” → “4-bit counter” → “mini timer” projeleri.</text:p>
        </text:list-item>
      </text:list>
      <text:p text:style-name="P3"/>
      <text:h text:style-name="P5" text:outline-level="3"><text:soft-page-break/>🔺 <text:span text:style-name="Strong_20_Emphasis">4. AŞAMA — Sistem Düşüncesi (Digital Logic Sim)</text:span></text:h>
      <text:p text:style-name="Text_20_body"><text:span text:style-name="Strong_20_Emphasis">Amaç:</text:span> Karmaşık devreleri soyut olarak planlayabilme.<text:line-break/><text:span text:style-name="Strong_20_Emphasis">Kazanımlar:</text:span></text:p>
      <text:list text:style-name="L5">
        <text:list-item>
          <text:p text:style-name="P9">NAND temelli sistem tasarımı</text:p>
        </text:list-item>
        <text:list-item>
          <text:p text:style-name="P9">Mantıksal bileşenleri birleştirerek mini CPU oluşturma</text:p>
        </text:list-item>
        <text:list-item>
          <text:p text:style-name="P9">Clock sinyali, register, ALU gibi yapıları kavrama<text:line-break/><text:span text:style-name="Strong_20_Emphasis">Uygulama:</text:span><text:line-break/>Kendi “adder”, “register” veya “mini-CPU” tasarımını yapmak.</text:p>
        </text:list-item>
      </text:list>
      <text:p text:style-name="P3"/>
      <text:h text:style-name="P5" text:outline-level="3">🔻 <text:span text:style-name="Strong_20_Emphasis">5. AŞAMA — Elektronik + Programlama (Shenzhen I/O)</text:span></text:h>
      <text:p text:style-name="Text_20_body"><text:span text:style-name="Strong_20_Emphasis">Amaç:</text:span> Gerçek mühendislik düşüncesine geçiş.<text:line-break/><text:span text:style-name="Strong_20_Emphasis">Kazanımlar:</text:span></text:p>
      <text:list text:style-name="L6">
        <text:list-item>
          <text:p text:style-name="P10">Giriş/çıkış (I/O) mantığını kodla kontrol etme</text:p>
        </text:list-item>
        <text:list-item>
          <text:p text:style-name="P10">Assembly benzeri dille devreleri yönlendirme</text:p>
        </text:list-item>
        <text:list-item>
          <text:p text:style-name="P10">Basit cihazları simüle etme (örneğin sensörlü ışık, sinyal cihazı)</text:p>
        </text:list-item>
        <text:list-item>
          <text:p text:style-name="P10">Donanım + yazılım ilişkisinin farkına varma<text:line-break/><text:span text:style-name="Strong_20_Emphasis">Uygulama:</text:span><text:line-break/>Görev tabanlı devre tasarımları (örneğin: LED’leri sıralı yak, sensör verisine göre çıkış değiştir).</text:p>
        </text:list-item>
      </text:list>
      <text:h text:style-name="P4" text:outline-level="2">📈 GENEL İLERLEME PRENSİBİ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Table_20_Heading">Aşama</text:p>
            </table:table-cell>
            <table:table-cell table:style-name="Table2.A1" office:value-type="string">
              <text:p text:style-name="Table_20_Heading">Odak</text:p>
            </table:table-cell>
            <table:table-cell table:style-name="Table2.A1" office:value-type="string">
              <text:p text:style-name="Table_20_Heading">Yaklaşım</text:p>
            </table:table-cell>
            <table:table-cell table:style-name="Table2.A1" office:value-type="string">
              <text:p text:style-name="Table_20_Heading">Araç</text:p>
            </table:table-cell>
            <table:table-cell table:style-name="Table2.A1" office:value-type="string">
              <text:p text:style-name="Table_20_Heading">Öğrenme Türü</text:p>
            </table:table-cell>
          </table:table-row>
        </table:table-header-rows>
        <table:table-row>
          <table:table-cell table:style-name="Table2.A1" office:value-type="string">
            <text:p text:style-name="Table_20_Contents">1️⃣</text:p>
          </table:table-cell>
          <table:table-cell table:style-name="Table2.A1" office:value-type="string">
            <text:p text:style-name="Table_20_Contents">Analog temel</text:p>
          </table:table-cell>
          <table:table-cell table:style-name="Table2.A1" office:value-type="string">
            <text:p text:style-name="Table_20_Contents">Görsel keşif</text:p>
          </table:table-cell>
          <table:table-cell table:style-name="Table2.A1" office:value-type="string">
            <text:p text:style-name="Table_20_Contents">EveryCircuit</text:p>
          </table:table-cell>
          <table:table-cell table:style-name="Table2.A1" office:value-type="string">
            <text:p text:style-name="Table_20_Contents">Deneysel</text:p>
          </table:table-cell>
        </table:table-row>
        <table:table-row>
          <table:table-cell table:style-name="Table2.A1" office:value-type="string">
            <text:p text:style-name="Table_20_Contents">2️⃣</text:p>
          </table:table-cell>
          <table:table-cell table:style-name="Table2.A1" office:value-type="string">
            <text:p text:style-name="Table_20_Contents">Dijital mantık</text:p>
          </table:table-cell>
          <table:table-cell table:style-name="Table2.A1" office:value-type="string">
            <text:p text:style-name="Table_20_Contents">Puzzle çözme</text:p>
          </table:table-cell>
          <table:table-cell table:style-name="Table2.A1" office:value-type="string">
            <text:p text:style-name="Table_20_Contents">Circuit Snap</text:p>
          </table:table-cell>
          <table:table-cell table:style-name="Table2.A1" office:value-type="string">
            <text:p text:style-name="Table_20_Contents">Oyun odaklı</text:p>
          </table:table-cell>
        </table:table-row>
        <table:table-row>
          <table:table-cell table:style-name="Table2.A1" office:value-type="string">
            <text:p text:style-name="Table_20_Contents">3️⃣</text:p>
          </table:table-cell>
          <table:table-cell table:style-name="Table2.A1" office:value-type="string">
            <text:p text:style-name="Table_20_Contents">Sistem kurma</text:p>
          </table:table-cell>
          <table:table-cell table:style-name="Table2.A1" office:value-type="string">
            <text:p text:style-name="Table_20_Contents">Proje tabanlı</text:p>
          </table:table-cell>
          <table:table-cell table:style-name="Table2.A1" office:value-type="string">
            <text:p text:style-name="Table_20_Contents">CircuitVerse</text:p>
          </table:table-cell>
          <table:table-cell table:style-name="Table2.A1" office:value-type="string">
            <text:p text:style-name="Table_20_Contents">Yaparak öğrenme</text:p>
          </table:table-cell>
        </table:table-row>
        <table:table-row>
          <table:table-cell table:style-name="Table2.A1" office:value-type="string">
            <text:p text:style-name="Table_20_Contents">4️⃣</text:p>
          </table:table-cell>
          <table:table-cell table:style-name="Table2.A1" office:value-type="string">
            <text:p text:style-name="Table_20_Contents">Derin mantık</text:p>
          </table:table-cell>
          <table:table-cell table:style-name="Table2.A1" office:value-type="string">
            <text:p text:style-name="Table_20_Contents">Keşifsel sistem kurma</text:p>
          </table:table-cell>
          <table:table-cell table:style-name="Table2.A1" office:value-type="string">
            <text:p text:style-name="Table_20_Contents">Digital Logic Sim</text:p>
          </table:table-cell>
          <table:table-cell table:style-name="Table2.A1" office:value-type="string">
            <text:p text:style-name="Table_20_Contents">Deneysel soyutlama</text:p>
          </table:table-cell>
        </table:table-row>
        <table:table-row>
          <table:table-cell table:style-name="Table2.A1" office:value-type="string">
            <text:p text:style-name="Table_20_Contents">5️⃣</text:p>
          </table:table-cell>
          <table:table-cell table:style-name="Table2.A1" office:value-type="string">
            <text:p text:style-name="Table_20_Contents">Gerçek dünya</text:p>
          </table:table-cell>
          <table:table-cell table:style-name="Table2.A1" office:value-type="string">
            <text:p text:style-name="Table_20_Contents">Problem çözme + kodlama</text:p>
          </table:table-cell>
          <table:table-cell table:style-name="Table2.A1" office:value-type="string">
            <text:p text:style-name="Table_20_Contents">Shenzhen I/O</text:p>
          </table:table-cell>
          <table:table-cell table:style-name="Table2.A1" office:value-type="string">
            <text:p text:style-name="Table_20_Contents">Mühendislik pratiği</text:p>
          </table:table-cell>
        </table:table-row>
      </table:table>
      <text:p text:style-name="Text_20_body"/>
      <text:h text:style-name="P4" text:outline-level="2">🧭 MÜFREDATIN GENEL AKIŞI (ÖNERİLEN SÜRE)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Aşama</text:p>
            </table:table-cell>
            <table:table-cell table:style-name="Table3.A1" office:value-type="string">
              <text:p text:style-name="Table_20_Heading">Süre (Hafta)</text:p>
            </table:table-cell>
            <table:table-cell table:style-name="Table3.A1" office:value-type="string">
              <text:p text:style-name="Table_20_Heading">Ana Hedef</text:p>
            </table:table-cell>
          </table:table-row>
        </table:table-header-rows>
        <table:table-row>
          <table:table-cell table:style-name="Table3.A1" office:value-type="string">
            <text:p text:style-name="Table_20_Contents">1. Elektriğin Temelleri</text:p>
          </table:table-cell>
          <table:table-cell table:style-name="Table3.A1" office:value-type="string">
            <text:p text:style-name="Table_20_Contents">2 hafta</text:p>
          </table:table-cell>
          <table:table-cell table:style-name="Table3.A1" office:value-type="string">
            <text:p text:style-name="Table_20_Contents">Akım, voltaj, direnç, güç</text:p>
          </table:table-cell>
        </table:table-row>
        <table:table-row>
          <table:table-cell table:style-name="Table3.A1" office:value-type="string">
            <text:p text:style-name="Table_20_Contents">2. Dijital Mantık</text:p>
          </table:table-cell>
          <table:table-cell table:style-name="Table3.A1" office:value-type="string">
            <text:p text:style-name="Table_20_Contents">2 hafta</text:p>
          </table:table-cell>
          <table:table-cell table:style-name="Table3.A1" office:value-type="string">
            <text:p text:style-name="Table_20_Contents">Mantık kapıları ve doğruluk tabloları</text:p>
          </table:table-cell>
        </table:table-row>
        <table:table-row>
          <table:table-cell table:style-name="Table3.A1" office:value-type="string">
            <text:p text:style-name="Table_20_Contents">3. Mantıksal Sistemler</text:p>
          </table:table-cell>
          <table:table-cell table:style-name="Table3.A1" office:value-type="string">
            <text:p text:style-name="Table_20_Contents">3 hafta</text:p>
          </table:table-cell>
          <table:table-cell table:style-name="Table3.A1" office:value-type="string">
            <text:p text:style-name="Table_20_Contents">Flip-flop, sayıcı, hafıza yapısı</text:p>
          </table:table-cell>
        </table:table-row>
        <table:table-row>
          <table:table-cell table:style-name="Table3.A1" office:value-type="string">
            <text:p text:style-name="Table_20_Contents">4. Sistem Düşüncesi</text:p>
          </table:table-cell>
          <table:table-cell table:style-name="Table3.A1" office:value-type="string">
            <text:p text:style-name="Table_20_Contents">2 hafta</text:p>
          </table:table-cell>
          <table:table-cell table:style-name="Table3.A1" office:value-type="string">
            <text:p text:style-name="Table_20_Contents">Kendi CPU’nun temelini kurma</text:p>
          </table:table-cell>
        </table:table-row>
        <table:table-row>
          <table:table-cell table:style-name="Table3.A1" office:value-type="string">
            <text:p text:style-name="Table_20_Contents">5. Elektronik + Kodlama</text:p>
          </table:table-cell>
          <table:table-cell table:style-name="Table3.A1" office:value-type="string">
            <text:p text:style-name="Table_20_Contents">3 hafta</text:p>
          </table:table-cell>
          <table:table-cell table:style-name="Table3.A1" office:value-type="string">
            <text:p text:style-name="Table_20_Contents">Devre + yazılım entegrasyonu</text:p>
          </table:table-cell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3T01:03:18.474094748</meta:creation-date>
    <dc:date>2025-12-11T11:52:33.355029000</dc:date>
    <meta:editing-duration>PT10M7S</meta:editing-duration>
    <meta:editing-cycles>3</meta:editing-cycles>
    <meta:generator>LibreOffice/25.8.3.2$Windows_X86_64 LibreOffice_project/8ca8d55c161d602844f5428fa4b58097424e324e</meta:generator>
    <meta:print-date>2025-12-11T11:44:36.227019500</meta:print-date>
    <meta:printed-by>PDF files</meta:printed-by>
    <meta:document-statistic meta:table-count="3" meta:image-count="0" meta:object-count="0" meta:page-count="4" meta:paragraph-count="110" meta:word-count="532" meta:character-count="3721" meta:non-whitespace-character-count="3315"/>
  </office:meta>
</office:document-meta>
</file>